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cm" fo:margin-bottom="0cm" style:contextual-spacing="false"/>
      <style:text-properties fo:color="#000000" loext:opacity="100%" style:font-name="Amiri" fo:font-size="14pt" style:text-underline-style="none" fo:font-weight="normal" officeooo:rsid="00058d23" officeooo:paragraph-rsid="0004fe2e" style:font-size-asian="14pt" style:font-weight-asian="normal" style:font-size-complex="14pt" style:font-weight-complex="normal"/>
    </style:style>
    <style:style style:name="P2"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bold" officeooo:rsid="00104c57" officeooo:paragraph-rsid="0004fe2e" style:font-size-asian="14pt" style:font-style-asian="normal" style:font-weight-asian="bold" style:font-size-complex="14pt" style:font-style-complex="normal" style:font-weight-complex="bold"/>
    </style:style>
    <style:style style:name="P3"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bold" officeooo:rsid="00182c84" officeooo:paragraph-rsid="0004fe2e" style:font-size-asian="14pt" style:font-style-asian="normal" style:font-weight-asian="bold" style:font-size-complex="14pt" style:font-style-complex="normal" style:font-weight-complex="bold"/>
    </style:style>
    <style:style style:name="P4"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bold" officeooo:rsid="0011a984" officeooo:paragraph-rsid="0004fe2e" style:font-size-asian="14pt" style:font-style-asian="normal" style:font-weight-asian="bold" style:font-size-complex="14pt" style:font-style-complex="normal" style:font-weight-complex="bold"/>
    </style:style>
    <style:style style:name="P5"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bold" officeooo:rsid="0017db31" officeooo:paragraph-rsid="0004fe2e" style:font-size-asian="14pt" style:font-style-asian="normal" style:font-weight-asian="bold" style:font-size-complex="14pt" style:font-style-complex="normal" style:font-weight-complex="bold"/>
    </style:style>
    <style:style style:name="P6"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normal" officeooo:rsid="000f50fb" officeooo:paragraph-rsid="0004fe2e" style:font-size-asian="14pt" style:font-style-asian="normal" style:font-weight-asian="normal" style:font-size-complex="14pt" style:font-style-complex="normal" style:font-weight-complex="normal"/>
    </style:style>
    <style:style style:name="P7"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normal" officeooo:rsid="0011a984" officeooo:paragraph-rsid="0004fe2e" style:font-size-asian="14pt" style:font-style-asian="normal" style:font-weight-asian="normal" style:font-size-complex="14pt" style:font-style-complex="normal" style:font-weight-complex="normal"/>
    </style:style>
    <style:style style:name="P8"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normal" officeooo:rsid="00182c84" officeooo:paragraph-rsid="0004fe2e" style:font-size-asian="14pt" style:font-style-asian="normal" style:font-weight-asian="normal" style:font-size-complex="14pt" style:font-style-complex="normal" style:font-weight-complex="normal"/>
    </style:style>
    <style:style style:name="P9" style:family="paragraph" style:parent-style-name="Text_20_body">
      <style:paragraph-properties fo:margin-top="0cm" fo:margin-bottom="0cm" style:contextual-spacing="false"/>
      <style:text-properties fo:color="#000000" loext:opacity="100%" style:font-name="Amiri" fo:font-size="14pt" fo:font-style="normal" style:text-underline-style="none" fo:font-weight="normal" officeooo:rsid="0019e7db" officeooo:paragraph-rsid="0004fe2e" style:font-size-asian="14pt" style:font-style-asian="normal" style:font-weight-asian="normal" style:font-size-complex="14pt" style:font-style-complex="normal" style:font-weight-complex="normal"/>
    </style:style>
    <style:style style:name="P10" style:family="paragraph" style:parent-style-name="Text_20_body">
      <style:paragraph-properties fo:margin-top="0cm" fo:margin-bottom="0cm" style:contextual-spacing="false"/>
      <style:text-properties fo:color="#000000" loext:opacity="100%" style:font-name="Amiri" fo:font-size="14pt" fo:font-style="italic" style:text-underline-style="none" fo:font-weight="normal" officeooo:rsid="00058d23" officeooo:paragraph-rsid="0004fe2e" style:font-size-asian="14pt" style:font-style-asian="italic" style:font-weight-asian="normal" style:font-size-complex="14pt" style:font-style-complex="italic" style:font-weight-complex="normal"/>
    </style:style>
    <style:style style:name="P11" style:family="paragraph" style:parent-style-name="Text_20_body">
      <style:paragraph-properties fo:margin-top="0cm" fo:margin-bottom="0cm" style:contextual-spacing="false"/>
      <style:text-properties fo:color="#000000" loext:opacity="100%" style:font-name="Amiri" fo:font-size="16pt" style:text-underline-style="solid" style:text-underline-width="auto" style:text-underline-color="font-color" fo:font-weight="bold" officeooo:rsid="001afaab" officeooo:paragraph-rsid="00088ffe" style:font-size-asian="14pt" style:font-weight-asian="bold" style:font-size-complex="16pt" style:font-weight-complex="bold"/>
    </style:style>
    <style:style style:name="P12" style:family="paragraph" style:parent-style-name="Text_20_body">
      <style:paragraph-properties fo:margin-top="0cm" fo:margin-bottom="0cm" style:contextual-spacing="false"/>
      <style:text-properties officeooo:paragraph-rsid="0004fe2e"/>
    </style:style>
    <style:style style:name="P13" style:family="paragraph" style:parent-style-name="Text_20_body">
      <style:paragraph-properties fo:margin-top="0cm" fo:margin-bottom="0cm" style:contextual-spacing="false"/>
      <style:text-properties officeooo:paragraph-rsid="00084a1a"/>
    </style:style>
    <style:style style:name="P14" style:family="paragraph" style:parent-style-name="Text_20_body">
      <style:paragraph-properties fo:margin-top="0cm" fo:margin-bottom="0cm" style:contextual-spacing="false"/>
      <style:text-properties officeooo:paragraph-rsid="000a22b7"/>
    </style:style>
    <style:style style:name="T1" style:family="text">
      <style:text-properties fo:color="#000000" loext:opacity="100%" style:font-name="Amiri" fo:font-size="14pt" fo:font-style="normal" style:text-underline-style="none" fo:font-weight="normal" officeooo:rsid="0017db31" style:font-size-asian="14pt" style:font-style-asian="normal" style:font-weight-asian="normal" style:font-size-complex="14pt" style:font-style-complex="normal" style:font-weight-complex="normal"/>
    </style:style>
    <style:style style:name="T2" style:family="text">
      <style:text-properties fo:color="#000000" loext:opacity="100%" style:font-name="Amiri" fo:font-size="14pt" fo:font-style="normal" style:text-underline-style="none" fo:font-weight="normal" officeooo:rsid="00058d23" style:font-size-asian="14pt" style:font-style-asian="normal" style:font-weight-asian="normal" style:font-size-complex="14pt" style:font-style-complex="normal" style:font-weight-complex="normal"/>
    </style:style>
    <style:style style:name="T3" style:family="text">
      <style:text-properties fo:color="#000000" loext:opacity="100%" style:font-name="Amiri" fo:font-size="14pt" fo:font-style="normal" style:text-underline-style="none" fo:font-weight="normal" officeooo:rsid="0019e7db" style:font-size-asian="14pt" style:font-style-asian="normal" style:font-weight-asian="normal" style:font-size-complex="14pt" style:font-style-complex="normal" style:font-weight-complex="normal"/>
    </style:style>
    <style:style style:name="T4" style:family="text">
      <style:text-properties fo:color="#000000" loext:opacity="100%" style:font-name="Amiri" fo:font-size="14pt" fo:font-style="normal" style:text-underline-style="none" fo:font-weight="normal" officeooo:rsid="0011a984" style:font-size-asian="14pt" style:font-style-asian="normal" style:font-weight-asian="normal" style:font-size-complex="14pt" style:font-style-complex="normal" style:font-weight-complex="normal"/>
    </style:style>
    <style:style style:name="T5" style:family="text">
      <style:text-properties fo:color="#000000" loext:opacity="100%" style:font-name="Amiri" fo:font-size="14pt" fo:font-style="normal" style:text-underline-style="none" fo:font-weight="normal" officeooo:rsid="00117cb3" style:font-size-asian="14pt" style:font-style-asian="normal" style:font-weight-asian="normal" style:font-size-complex="14pt" style:font-style-complex="normal" style:font-weight-complex="normal"/>
    </style:style>
    <style:style style:name="T6" style:family="text">
      <style:text-properties fo:color="#000000" loext:opacity="100%" style:font-name="Amiri" fo:font-size="14pt" fo:font-style="normal" style:text-underline-style="none" fo:font-weight="normal" officeooo:rsid="001253ba" style:font-size-asian="14pt" style:font-style-asian="normal" style:font-weight-asian="normal" style:font-size-complex="14pt" style:font-style-complex="normal" style:font-weight-complex="normal"/>
    </style:style>
    <style:style style:name="T7" style:family="text">
      <style:text-properties fo:color="#000000" loext:opacity="100%" style:font-name="Amiri" fo:font-size="14pt" fo:font-style="normal" style:text-underline-style="none" fo:font-weight="normal" officeooo:rsid="0012ee49" style:font-size-asian="14pt" style:font-style-asian="normal" style:font-weight-asian="normal" style:font-size-complex="14pt" style:font-style-complex="normal" style:font-weight-complex="normal"/>
    </style:style>
    <style:style style:name="T8" style:family="text">
      <style:text-properties fo:color="#000000" loext:opacity="100%" style:font-name="Amiri" fo:font-size="14pt" fo:font-style="normal" style:text-underline-style="none" fo:font-weight="normal" officeooo:rsid="001a736d" style:font-size-asian="14pt" style:font-style-asian="normal" style:font-weight-asian="normal" style:font-size-complex="14pt" style:font-style-complex="normal" style:font-weight-complex="normal"/>
    </style:style>
    <style:style style:name="T9" style:family="text">
      <style:text-properties fo:color="#000000" loext:opacity="100%" style:font-name="Amiri" fo:font-size="14pt" fo:font-style="normal" style:text-underline-style="none" fo:font-weight="normal" officeooo:rsid="0014a313" style:font-size-asian="14pt" style:font-style-asian="normal" style:font-weight-asian="normal" style:font-size-complex="14pt" style:font-style-complex="normal" style:font-weight-complex="normal"/>
    </style:style>
    <style:style style:name="T10" style:family="text">
      <style:text-properties fo:color="#000000" loext:opacity="100%" style:font-name="Amiri" fo:font-size="14pt" fo:font-style="normal" style:text-underline-style="none" fo:font-weight="normal" officeooo:rsid="00151cd3" style:font-size-asian="14pt" style:font-style-asian="normal" style:font-weight-asian="normal" style:font-size-complex="14pt" style:font-style-complex="normal" style:font-weight-complex="normal"/>
    </style:style>
    <style:style style:name="T11" style:family="text">
      <style:text-properties fo:color="#000000" loext:opacity="100%" style:font-name="Amiri" fo:font-size="14pt" fo:font-style="normal" style:text-underline-style="none" fo:font-weight="normal" officeooo:rsid="00168eab" style:font-size-asian="14pt" style:font-style-asian="normal" style:font-weight-asian="normal" style:font-size-complex="14pt" style:font-style-complex="normal" style:font-weight-complex="normal"/>
    </style:style>
    <style:style style:name="T12" style:family="text">
      <style:text-properties fo:color="#000000" loext:opacity="100%" style:font-name="Amiri" fo:font-size="14pt" fo:font-style="normal" style:text-underline-style="none" fo:font-weight="normal" officeooo:rsid="00084a1a" style:font-size-asian="14pt" style:font-style-asian="normal" style:font-weight-asian="normal" style:font-size-complex="14pt" style:font-style-complex="normal" style:font-weight-complex="normal"/>
    </style:style>
    <style:style style:name="T13" style:family="text">
      <style:text-properties fo:color="#000000" loext:opacity="100%" style:font-name="Amiri" fo:font-size="14pt" fo:font-style="normal" style:text-underline-style="none" fo:font-weight="normal" officeooo:rsid="000a22b7" style:font-size-asian="14pt" style:font-style-asian="normal" style:font-weight-asian="normal" style:font-size-complex="14pt" style:font-style-complex="normal" style:font-weight-complex="normal"/>
    </style:style>
    <style:style style:name="T14" style:family="text">
      <style:text-properties fo:color="#000000" loext:opacity="100%" style:font-name="Amiri" fo:font-size="14pt" fo:font-style="normal" style:text-underline-style="none" fo:font-weight="normal" officeooo:rsid="000c3d5e" style:font-size-asian="14pt" style:font-style-asian="normal" style:font-weight-asian="normal" style:font-size-complex="14pt" style:font-style-complex="normal" style:font-weight-complex="normal"/>
    </style:style>
    <style:style style:name="T15" style:family="text">
      <style:text-properties fo:color="#000000" loext:opacity="100%" style:font-name="Amiri" fo:font-size="14pt" fo:font-style="normal" style:text-underline-style="none" fo:font-weight="bold" officeooo:rsid="0011a984" style:font-size-asian="14pt" style:font-style-asian="normal" style:font-weight-asian="bold" style:font-size-complex="14pt" style:font-style-complex="normal" style:font-weight-complex="bold"/>
    </style:style>
    <style:style style:name="T16" style:family="text">
      <style:text-properties fo:color="#000000" loext:opacity="100%" style:font-name="Amiri" fo:font-size="14pt" fo:font-style="normal" style:text-underline-style="none" fo:font-weight="bold" officeooo:rsid="0014a313" style:font-size-asian="14pt" style:font-style-asian="normal" style:font-weight-asian="bold" style:font-size-complex="14pt" style:font-style-complex="normal" style:font-weight-complex="bold"/>
    </style:style>
    <style:style style:name="T17" style:family="text">
      <style:text-properties fo:color="#000000" loext:opacity="100%" style:font-name="Amiri" fo:font-size="14pt" fo:font-style="normal" style:text-underline-style="none" fo:font-weight="bold" officeooo:rsid="001253ba" style:font-size-asian="14pt" style:font-style-asian="normal" style:font-weight-asian="bold" style:font-size-complex="14pt" style:font-style-complex="normal" style:font-weight-complex="bold"/>
    </style:style>
    <style:style style:name="T18" style:family="text">
      <style:text-properties fo:color="#000000" loext:opacity="100%" style:font-name="Amiri" fo:font-size="14pt" fo:font-style="normal" style:text-underline-style="none" fo:font-weight="bold" officeooo:rsid="001630e5" style:font-size-asian="14pt" style:font-style-asian="normal" style:font-weight-asian="bold" style:font-size-complex="14pt" style:font-style-complex="normal" style:font-weight-complex="bold"/>
    </style:style>
    <style:style style:name="T19" style:family="text">
      <style:text-properties fo:color="#000000" loext:opacity="100%" style:font-name="Amiri" fo:font-size="14pt" fo:font-style="normal" style:text-underline-style="none" fo:font-weight="bold" officeooo:rsid="001a736d" style:font-size-asian="14pt" style:font-style-asian="normal" style:font-weight-asian="bold" style:font-size-complex="14pt" style:font-style-complex="normal" style:font-weight-complex="bold"/>
    </style:style>
    <style:style style:name="T20" style:family="text">
      <style:text-properties fo:color="#000000" loext:opacity="100%" style:font-name="Amiri" fo:font-size="14pt" fo:font-style="normal" style:text-underline-style="none" fo:font-weight="bold" officeooo:rsid="00168eab" style:font-size-asian="14pt" style:font-style-asian="normal" style:font-weight-asian="bold" style:font-size-complex="14pt" style:font-style-complex="normal" style:font-weight-complex="bold"/>
    </style:style>
    <style:style style:name="T21" style:family="text">
      <style:text-properties fo:color="#000000" loext:opacity="100%" style:font-name="Amiri" fo:font-size="14pt" fo:font-style="normal" style:text-underline-style="none" fo:font-weight="bold" officeooo:rsid="00084a1a" style:font-size-asian="14pt" style:font-style-asian="normal" style:font-weight-asian="bold" style:font-size-complex="14pt" style:font-style-complex="normal" style:font-weight-complex="bold"/>
    </style:style>
    <style:style style:name="T22" style:family="text">
      <style:text-properties fo:color="#000000" loext:opacity="100%" style:font-name="Amiri" fo:font-size="14pt" fo:font-style="normal" style:text-underline-style="none" fo:font-weight="bold" officeooo:rsid="000e15ae" style:font-size-asian="14pt" style:font-style-asian="normal" style:font-weight-asian="bold" style:font-size-complex="14pt" style:font-style-complex="normal" style:font-weight-complex="bold"/>
    </style:style>
    <style:style style:name="T23" style:family="text">
      <style:text-properties fo:color="#000000" loext:opacity="100%" style:font-name="Amiri" fo:font-size="14pt" fo:font-style="normal" style:text-underline-style="solid" style:text-underline-width="auto" style:text-underline-color="font-color" fo:font-weight="normal" officeooo:rsid="0011a984" style:font-size-asian="14pt" style:font-style-asian="normal" style:font-weight-asian="normal" style:font-size-complex="14pt" style:font-style-complex="normal" style:font-weight-complex="normal"/>
    </style:style>
    <style:style style:name="T24" style:family="text">
      <style:text-properties fo:color="#000000" loext:opacity="100%" style:font-name="Amiri" fo:font-size="14pt" fo:font-style="normal" style:text-underline-style="solid" style:text-underline-width="auto" style:text-underline-color="font-color" fo:font-weight="normal" officeooo:rsid="001253ba" style:font-size-asian="14pt" style:font-style-asian="normal" style:font-weight-asian="normal" style:font-size-complex="14pt" style:font-style-complex="normal" style:font-weight-complex="normal"/>
    </style:style>
    <style:style style:name="T25" style:family="text">
      <style:text-properties fo:color="#000000" loext:opacity="100%" style:font-name="Amiri" fo:font-size="14pt" fo:font-style="normal" style:text-underline-style="solid" style:text-underline-width="auto" style:text-underline-color="font-color" fo:font-weight="normal" officeooo:rsid="0012ee49" style:font-size-asian="14pt" style:font-style-asian="normal" style:font-weight-asian="normal" style:font-size-complex="14pt" style:font-style-complex="normal" style:font-weight-complex="normal"/>
    </style:style>
    <style:style style:name="T26" style:family="text">
      <style:text-properties fo:color="#000000" loext:opacity="100%" style:font-name="Amiri" fo:font-size="14pt" fo:font-style="normal" style:text-underline-style="solid" style:text-underline-width="auto" style:text-underline-color="font-color" fo:font-weight="normal" officeooo:rsid="0014a313" style:font-size-asian="14pt" style:font-style-asian="normal" style:font-weight-asian="normal" style:font-size-complex="14pt" style:font-style-complex="normal" style:font-weight-complex="normal"/>
    </style:style>
    <style:style style:name="T27" style:family="text">
      <style:text-properties fo:color="#000000" loext:opacity="100%" style:font-name="Amiri" fo:font-size="14pt" fo:font-style="normal" style:text-underline-style="solid" style:text-underline-width="auto" style:text-underline-color="font-color" fo:font-weight="normal" officeooo:rsid="00168eab" style:font-size-asian="14pt" style:font-style-asian="normal" style:font-weight-asian="normal" style:font-size-complex="14pt" style:font-style-complex="normal" style:font-weight-complex="normal"/>
    </style:style>
    <style:style style:name="T28" style:family="text">
      <style:text-properties fo:color="#000000" loext:opacity="100%" style:font-name="Amiri" fo:font-size="14pt" fo:font-style="normal" style:text-underline-style="solid" style:text-underline-width="auto" style:text-underline-color="font-color" fo:font-weight="normal" officeooo:rsid="0017db31" style:font-size-asian="14pt" style:font-style-asian="normal" style:font-weight-asian="normal" style:font-size-complex="14pt" style:font-style-complex="normal" style:font-weight-complex="normal"/>
    </style:style>
    <style:style style:name="T29" style:family="text">
      <style:text-properties fo:color="#000000" loext:opacity="100%" style:font-name="Amiri" fo:font-size="14pt" fo:font-style="normal" style:text-underline-style="solid" style:text-underline-width="auto" style:text-underline-color="font-color" fo:font-weight="normal" officeooo:rsid="000a22b7" style:font-size-asian="14pt" style:font-style-asian="normal" style:font-weight-asian="normal" style:font-size-complex="14pt" style:font-style-complex="normal" style:font-weight-complex="normal"/>
    </style:style>
    <style:style style:name="T30" style:family="text">
      <style:text-properties fo:font-style="normal" style:font-style-asian="normal" style:font-style-complex="normal"/>
    </style:style>
    <style:style style:name="T31" style:family="text">
      <style:text-properties fo:font-style="normal" officeooo:rsid="000eef6b" style:font-style-asian="normal" style:font-style-complex="normal"/>
    </style:style>
    <style:style style:name="T32" style:family="text">
      <style:text-properties fo:font-style="normal" officeooo:rsid="00182c84" style:font-style-asian="normal" style:font-style-complex="normal"/>
    </style:style>
    <style:style style:name="T33" style:family="text">
      <style:text-properties officeooo:rsid="0011a984"/>
    </style:style>
    <style:style style:name="T34" style:family="text">
      <style:text-properties officeooo:rsid="00058d23"/>
    </style:style>
    <style:style style:name="T35" style:family="text">
      <style:text-properties officeooo:rsid="000959ac"/>
    </style:style>
    <style:style style:name="T36" style:family="text">
      <style:text-properties officeooo:rsid="00104c57"/>
    </style:style>
    <style:style style:name="T37" style:family="text">
      <style:text-properties style:text-underline-style="solid" style:text-underline-width="auto" style:text-underline-color="font-color" officeooo:rsid="0011a984"/>
    </style:style>
    <style:style style:name="T38" style:family="text">
      <style:text-properties fo:font-weight="bold" officeooo:rsid="00058d23" style:font-weight-asian="bold" style:font-weight-complex="bold"/>
    </style:style>
    <style:style style:name="T39" style:family="text">
      <style:text-properties style:font-name="Amiri" officeooo:rsid="000d5fb6" style:font-size-asian="16pt"/>
    </style:style>
    <style:style style:name="T40" style:family="text">
      <style:text-properties officeooo:rsid="000b1171" style:font-size-asian="16pt"/>
    </style:style>
    <style:style style:name="T41" style:family="text">
      <style:text-properties officeooo:rsid="000c3d5e"/>
    </style:style>
    <style:style style:name="T42" style:family="text">
      <style:text-properties officeooo:rsid="000e15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Level Script: <text:span text:style-name="T39">Something old, </text:span><text:span text:style-name="T40">something</text:span><text:span text:style-name="T39"> borrowed, </text:span><text:span text:style-name="T40">something</text:span><text:span text:style-name="T39"> new</text:span></text:p>
      <text:p text:style-name="P1">The library is full of weird and ancient magic, and its said to become a pretty intriguing place by night.<text:span text:style-name="T30"> </text:span><text:span text:style-name="T31">When the night comes Minerva, f</text:span><text:span text:style-name="T30">illed by fear, curiosity and preoccupation, reaches the library and enters it. </text:span><text:span text:style-name="T32">Her aim is to get hold of one of the old books kept in the restricted section which contains the secrets for breaking death prophecies.</text:span></text:p>
      <text:p text:style-name="P8"/>
      <text:p text:style-name="P2">Cutscene: <text:span text:style-name="T33">E</text:span>ntry into the library /</text:p>
      <text:p text:style-name="P6"><text:span text:style-name="T34">As soon as Minerva begins to move between the shelves of the huge library, books begin to come out which have, as Minerva well knows, various spells on them to prevent students from defacing or stealing them </text:span>and<text:span text:style-name="T34"> </text:span><text:span text:style-name="T35">one of these</text:span><text:span text:style-name="T34"> would make the book physically assault the reader</text:span><text:span text:style-name="T36">s</text:span><text:span text:style-name="T34"> </text:span><text:span text:style-name="T36">and</text:span><text:span text:style-name="T34"> night intruders. </text:span></text:p>
      <text:p text:style-name="P6"/>
      <text:p text:style-name="P6"><text:span text:style-name="T37">Minerva’s thoughts:</text:span><text:span text:style-name="T33"> “I will not allow these books to hinder me. I need that book to save Robert!” </text:span><text:span text:style-name="T38">/</text:span></text:p>
      <text:p text:style-name="P6"/>
      <text:p text:style-name="P9">Then begins the clash between Minerva and the enchanted books which, once defeated, fall to the ground still intact but without other spells on them. The young student continues her walk in the library until she reaches the stairs leading to the basement where the restricted section resides. Once in front of the section entrance, Minerva notices a strange mechanism.</text:p>
      <text:p text:style-name="P3"/>
      <text:p text:style-name="P12"><text:span text:style-name="T23">Minerva’s thoughts</text:span><text:span text:style-name="T4">: </text:span><text:span text:style-name="T5">“Mmh..</text:span><text:span text:style-name="T3">something protects the door. I have to look for clues in the other sections of the library in order to unlock it.”</text:span></text:p>
      <text:p text:style-name="P6"/>
      <text:p text:style-name="P7"><text:soft-page-break/>Minerva must retrieve the various clues that reside in the various sections where further enchanting books will try to prevent her from fulfilling her purpose, and at the same time obstacles that she will have to overcome using her cat form and <text:span text:style-name="T41">her </text:span>skills. Once all the clues have been recovered, Minerva goes back to the entrance to the restricted section, unlocking the mechanism.</text:p>
      <text:p text:style-name="P7"/>
      <text:p text:style-name="P4">Cutscene: The ghostly keeper /</text:p>
      <text:p text:style-name="P12"><text:span text:style-name="T6">The door opens but someone is there </text:span><text:span text:style-name="T14">was </text:span><text:span text:style-name="T6">waiting for Minerva. A ghostly figure of a man with a thick beard and a book in his hand, who with an intimidating air turns to the frightened and at the same time curious young Minerva.<text:line-break/></text:span><text:span text:style-name="T24">The ghostly keeper:</text:span><text:span text:style-name="T6"> “Who dares to enter the library at this </text:span><text:span text:style-name="T3">time</text:span><text:span text:style-name="T6">?”<text:line-break/></text:span><text:span text:style-name="T24">Minerva:</text:span><text:span text:style-name="T6"> "It's Minerva Mcgonagall, I'm here to </text:span><text:span text:style-name="T3">read</text:span><text:span text:style-name="T6"> a book ... who are you?”<text:line-break/></text:span><text:span text:style-name="T24">The ghostly keeper:</text:span><text:span text:style-name="T6"> </text:span><text:span text:style-name="T7">“I am the keeper of these rare books, </text:span><text:span text:style-name="T12">I am </text:span><text:span text:style-name="T13">Onorius </text:span><text:span text:style-name="T12">Durandal</text:span><text:span text:style-name="T7">. You know well that it is not allowed to enter the library at this time.”</text:span></text:p>
      <text:p text:style-name="P12"><text:span text:style-name="T7">The </text:span><text:span text:style-name="T3">keeper</text:span><text:span text:style-name="T7"> remains silent for a while observing the unlocked door mechanism and his expression begins to seem more condescending.</text:span></text:p>
      <text:p text:style-name="P14"><text:span text:style-name="T29">Onorius</text:span><text:span text:style-name="T24">:</text:span><text:span text:style-name="T6"> “However, I must congratulate you miss, for being able to counteract the enchanted books and find the solution to my riddle, no one had been able to do so until now. I hope at least that you have a permi</text:span><text:span text:style-name="T8">ssion</text:span><text:span text:style-name="T6"> to take your coveted book.”</text:span><text:span text:style-name="T7"><text:line-break/></text:span><text:span text:style-name="T25">Minerva’s thoughts:</text:span><text:span text:style-name="T7"> “P</text:span><text:span text:style-name="T3">ermi</text:span><text:span text:style-name="T8">ssion</text:span><text:span text:style-name="T7">?… I need to get one back soon, maybe I could get one of the professors' signatures from the library register. Or I could try a direct </text:span><text:span text:style-name="T3">clash</text:span><text:span text:style-name="T7">...</text:span><text:span text:style-name="T9">”</text:span><text:span text:style-name="T7"> <text:line-break/></text:span><text:span text:style-name="T26">Minerva: </text:span><text:span text:style-name="T9">“Oh yes, the permission, I almost forgot </text:span><text:span text:style-name="T8">it</text:span><text:span text:style-name="T9">.”</text:span><text:span text:style-name="T7"> </text:span></text:p>
      <text:p text:style-name="P14"><text:span text:style-name="T29">Onorius</text:span><text:span text:style-name="T24">:</text:span><text:span text:style-name="T6"> “</text:span><text:span text:style-name="T8">Well, what are you waiting for?</text:span><text:span text:style-name="T9">” </text:span><text:span text:style-name="T15">/</text:span></text:p>
      <text:p text:style-name="P4"/>
      <text:p text:style-name="P13"><text:soft-page-break/><text:span text:style-name="T6">The ghostly keeper </text:span><text:span text:style-name="T8">waits for Minerva to bring him the signed permission of one of the professors to give her the book. At this point, Miner</text:span><text:span text:style-name="T13">v</text:span><text:span text:style-name="T8">a can deci</text:span><text:span text:style-name="T13">d</text:span><text:span text:style-name="T8">e whether to start a fight agains the keeper(1) or to trick him with a false permission(2).</text:span><text:span text:style-name="T9"><text:line-break/><text:line-break/>1) Minerva throws a blow at the keeper.</text:span><text:span text:style-name="T16"><text:line-break/>Cutscene: Minerva VS </text:span><text:span text:style-name="T22">Onorius</text:span><text:span text:style-name="T21"> Durandal</text:span><text:span text:style-name="T17"> /</text:span></text:p>
      <text:p text:style-name="P14"><text:span text:style-name="T9">The </text:span><text:span text:style-name="T8">keeper</text:span><text:span text:style-name="T9"> caught off guard falls to the ground and then gets up and starts railing at Minerva.<text:line-break/></text:span><text:span text:style-name="T29">Onorius</text:span><text:span text:style-name="T24">:</text:span><text:span text:style-name="T6"> “You ... silly little girl, how dare you challenge me ?! I'll make you pay bitterly for this affront!</text:span><text:span text:style-name="T9">!” </text:span><text:span text:style-name="T6"><text:s/></text:span><text:span text:style-name="T17">/<text:line-break/></text:span><text:span text:style-name="T6">Thus began the fight between the two.</text:span><text:span text:style-name="T9"><text:line-break/><text:line-break/></text:span><text:span text:style-name="T10">2) Minerva goes in search of the library register located in the legal section where the enchanted books, from which some enemies are summoned, await her. Once she reaches the section and defeats the books, the young woman notices a belief blocked and protected by an enigma that she will have to solve to recover the register.</text:span></text:p>
      <text:p text:style-name="P14"><text:span text:style-name="T18">Cutscene: </text:span><text:span text:style-name="T19">The illusion of permission</text:span><text:span text:style-name="T20"> /<text:line-break/></text:span><text:span text:style-name="T11">Once she has taken the register, Minerva carefully observes the signature of one of the professors and then tears a tuft of wool from her gray sweater to perform the "Minor Illusio" spell that allows her to create the illusion of an object, in this case of the professor's signature on a piece of paper. The young student then runs to the </text:span><text:span text:style-name="T8">keeper</text:span><text:span text:style-name="T11"> with permission in hand.<text:line-break/></text:span><text:span text:style-name="T27">Minerva:</text:span><text:span text:style-name="T11"> “</text:span><text:span text:style-name="T8">Here is my permission, sir</text:span><text:span text:style-name="T11">.”<text:line-break/></text:span><text:span text:style-name="T29">Onorius</text:span><text:span text:style-name="T24">:</text:span><text:span text:style-name="T6"> “Ah there you are, I thought you never came back. Okay, let's take a look ..</text:span><text:span text:style-name="T11">” <text:line-break/>The </text:span><text:span text:style-name="T8">keeper</text:span><text:span text:style-name="T11"> pulls a pair of ghostly glasses out of his tunic pocket to carefully observe </text:span><text:soft-page-break/><text:span text:style-name="T11">the permi</text:span><text:span text:style-name="T8">ssion</text:span><text:span text:style-name="T11">. Minerva, worried, hopes that the </text:span><text:span text:style-name="T8">keeper </text:span><text:span text:style-name="T11">does not notice the illusion and seems to almost hold her breath waiting for the outcome.</text:span></text:p>
      <text:p text:style-name="P14"><text:span text:style-name="T29">Onorius</text:span><text:span text:style-name="T24">:</text:span><text:span text:style-name="T6"> “Mh, I would say perfect. You're welcome miss.</text:span><text:span text:style-name="T11">”<text:line-break/>The </text:span><text:span text:style-name="T8">keeper</text:span><text:span text:style-name="T11"> spreads his arms to allow Minerva to pass to the shelves while she hurriedly puts the piece of paper back in her pocket before the illusion disappears and then breathes a sigh of relief.</text:span><text:span text:style-name="T1"><text:line-break/></text:span><text:span text:style-name="T28">Minerva:</text:span><text:span text:style-name="T1"> “</text:span><text:span text:style-name="T8">Thank you, sir.</text:span><text:span text:style-name="T1">”</text:span><text:span text:style-name="T11"> </text:span><text:span text:style-name="T20">/</text:span></text:p>
      <text:p text:style-name="P10"/>
      <text:p text:style-name="P5">Cutscene: The mysterious old book /</text:p>
      <text:p text:style-name="P12"><text:span text:style-name="T1">Once past the obstacle which was the keeper, Minerva can finally get hold of the desired book. </text:span><text:span text:style-name="T2">The book the creature mentioned is a really old one, </text:span><text:span text:style-name="T1">it </text:span><text:span text:style-name="T2">is covered in dust and webs, and casts an unpleasant aura. Minerva begrudgingly opens it, and starts reading it. Hours pass, and finally Minerva finds what the creature sent her to look for. An ancient spell, created by a group of forgotten wizards, capable of breaking a death curse, but surely not an easy one. After carefully studying the spell, Minerva closes the book and puts it back in its place. Her worries are clearly visible on the expression on her face. She heads back to her dorm, wondering how her friend will welcome the things she learned in that book.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1-27T15:54:45.521000000</dc:date>
    <meta:editing-duration>PT2H20M40S</meta:editing-duration>
    <meta:editing-cycles>9</meta:editing-cycles>
    <meta:generator>LibreOffice/7.0.2.2$Windows_X86_64 LibreOffice_project/8349ace3c3162073abd90d81fd06dcfb6b36b994</meta:generator>
    <meta:document-statistic meta:table-count="0" meta:image-count="0" meta:object-count="0" meta:page-count="4" meta:paragraph-count="19" meta:word-count="995" meta:character-count="5649" meta:non-whitespace-character-count="4665"/>
  </office:meta>
</office:document-meta>
</file>